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2-16" calcext:value-type="date">
            <text:p>16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2-16" calcext:value-type="date">
            <text:p>16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7]-[.F7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Mens. 01/2026 (A.C.)</text:p>
          </table:table-cell>
          <table:table-cell table:style-name="ce38" office:value-type="float" office:value="360" calcext:value-type="float">
            <text:p>36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8]-[.F8]" office:value-type="float" office:value="360" calcext:value-type="float">
            <text:p>36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8])" office:value-type="float" office:value="710" calcext:value-type="float">
            <text:p>71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3.836890289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2-02">00/00/0000</text:date></text:span><text:span text:style-name="MT6"><text:s/>- </text:span><text:span text:style-name="MT6"><text:time style:data-style-name="N2" text:time-value="14:30:43.840042102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3.8481529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30:44.347551689</dc:date>
    <dc:language>pt-PT</dc:language>
    <meta:editing-cycles>656</meta:editing-cycles>
    <meta:editing-duration>P3DT14H35M4S</meta:editing-duration>
    <meta:print-date>2022-12-01T16:36:33.088000000</meta:print-date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